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6eb6" officeooo:paragraph-rsid="00066eb6"/>
    </style:style>
    <style:style style:name="P2" style:family="paragraph" style:parent-style-name="Preformatted_20_Text">
      <loext:graphic-properties draw:fill="solid" draw:fill-color="#1e1e1e" draw:opacity="100%"/>
      <style:paragraph-properties fo:background-color="#1e1e1e"/>
      <style:text-properties fo:color="#dcdcdc" style:font-name="Consolas"/>
    </style:style>
    <style:style style:name="P3" style:family="paragraph" style:parent-style-name="Preformatted_20_Text">
      <style:text-properties fo:color="#dcdcdc" style:font-name="Consolas" officeooo:rsid="00066eb6" officeooo:paragraph-rsid="00066eb6"/>
    </style:style>
    <style:style style:name="P4" style:family="paragraph" style:parent-style-name="Preformatted_20_Text">
      <loext:graphic-properties draw:fill="solid" draw:fill-color="#1e1e1e" draw:opacity="100%"/>
      <style:paragraph-properties fo:background-color="#1e1e1e"/>
      <style:text-properties fo:color="#dcdcdc"/>
    </style:style>
    <style:style style:name="P5" style:family="paragraph" style:parent-style-name="Preformatted_20_Text">
      <loext:graphic-properties draw:fill="solid" draw:fill-color="#1e1e1e" draw:opacity="100%"/>
      <style:paragraph-properties fo:background-color="#1e1e1e"/>
      <style:text-properties fo:color="#818181" style:font-name="Consolas"/>
    </style:style>
    <style:style style:name="P6" style:family="paragraph" style:parent-style-name="Preformatted_20_Text">
      <loext:graphic-properties draw:fill="solid" draw:fill-color="#1e1e1e" draw:opacity="100%"/>
      <style:paragraph-properties fo:background-color="#1e1e1e"/>
      <style:text-properties fo:color="#569cd6" style:font-name="Consolas"/>
    </style:style>
    <style:style style:name="P7" style:family="paragraph" style:parent-style-name="Preformatted_20_Text">
      <loext:graphic-properties draw:fill="solid" draw:fill-color="#1e1e1e" draw:opacity="100%"/>
      <style:paragraph-properties fo:margin-top="0cm" fo:margin-bottom="0.499cm" loext:contextual-spacing="false" fo:background-color="#1e1e1e"/>
      <style:text-properties fo:color="#818181" style:font-name="Consolas"/>
    </style:style>
    <style:style style:name="P8" style:family="paragraph" style:parent-style-name="Preformatted_20_Text">
      <loext:graphic-properties draw:fill="solid" draw:fill-color="#1e1e1e" draw:opacity="100%"/>
      <style:paragraph-properties fo:margin-top="0cm" fo:margin-bottom="0.499cm" loext:contextual-spacing="false" fo:background-color="#1e1e1e"/>
    </style:style>
    <style:style style:name="P9" style:family="paragraph" style:parent-style-name="Preformatted_20_Text">
      <loext:graphic-properties draw:fill="solid" draw:fill-color="#1e1e1e" draw:opacity="100%"/>
      <style:paragraph-properties fo:margin-top="0cm" fo:margin-bottom="0.499cm" loext:contextual-spacing="false" fo:background-color="#1e1e1e"/>
      <style:text-properties fo:color="#569cd6" style:font-name="Consolas"/>
    </style:style>
    <style:style style:name="T1" style:family="text">
      <style:text-properties fo:color="#569cd6"/>
    </style:style>
    <style:style style:name="T2" style:family="text">
      <style:text-properties fo:color="#569cd6" style:font-name="Consolas"/>
    </style:style>
    <style:style style:name="T3" style:family="text">
      <style:text-properties fo:color="#818181"/>
    </style:style>
    <style:style style:name="T4" style:family="text">
      <style:text-properties fo:color="#818181" style:font-name="Consolas"/>
    </style:style>
    <style:style style:name="T5" style:family="text">
      <style:text-properties fo:color="#b5cea8"/>
    </style:style>
    <style:style style:name="T6" style:family="text">
      <style:text-properties fo:color="#b5cea8" style:font-name="Consolas"/>
    </style:style>
    <style:style style:name="T7" style:family="text">
      <style:text-properties fo:color="#c975d5"/>
    </style:style>
    <style:style style:name="T8" style:family="text">
      <style:text-properties fo:color="#c975d5" style:font-name="Consolas"/>
    </style:style>
    <style:style style:name="T9" style:family="text">
      <style:text-properties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REATETABLE</text:span>[dbo]<text:span text:style-name="T3">.</text:span>[OrderProduct]<text:span text:style-name="T3">(</text:span></text:p>
      <text:p text:style-name="P4"><text:s text:c="8"/><text:span text:style-name="T9">[OrderId][int]</text:span><text:span text:style-name="T4">NOTNULL,</text:span></text:p>
      <text:p text:style-name="P4"><text:s text:c="8"/><text:span text:style-name="T9">[ProductId][int]</text:span><text:span text:style-name="T4">NOTNULL,</text:span></text:p>
      <text:p text:style-name="P4"><text:s text:c="8"/><text:span text:style-name="T9">[Quantity][int]</text:span><text:span text:style-name="T4">NOTNULL,</text:span></text:p>
      <text:p text:style-name="P2"><text:span text:style-name="T1">CONSTRAINT</text:span>[PK_OrderProduct]<text:span text:style-name="T1">PRIMARYKEYCLUSTERED</text:span></text:p>
      <text:p text:style-name="P5">(</text:p>
      <text:p text:style-name="P4"><text:s text:c="8"/><text:span text:style-name="T9">[OrderId]</text:span><text:span text:style-name="T2">ASC</text:span><text:span text:style-name="T4">,</text:span></text:p>
      <text:p text:style-name="P4"><text:s text:c="8"/><text:span text:style-name="T9">[ProductId]</text:span><text:span text:style-name="T2">ASC</text:span></text:p>
      <text:p text:style-name="P5">)</text:p>
      <text:p text:style-name="P8"><text:span text:style-name="T4">)</text:span></text:p>
      <text:p text:style-name="P2"><text:span text:style-name="T1">CREATETABLE</text:span><text:span text:style-name="T3">[dbo].[Product](</text:span></text:p>
      <text:p text:style-name="P4"><text:s text:c="8"/><text:span text:style-name="T9">[ProductId][int]</text:span><text:span text:style-name="T2">IDENTITY</text:span><text:span text:style-name="T4">(</text:span><text:span text:style-name="T6">1</text:span><text:span text:style-name="T4">,</text:span><text:span text:style-name="T6">1</text:span><text:span text:style-name="T4">)NOTNULL,</text:span></text:p>
      <text:p text:style-name="P4"><text:s text:c="8"/><text:span text:style-name="T9">[title][varchar]</text:span><text:span text:style-name="T4">(</text:span><text:span text:style-name="T6">255</text:span><text:span text:style-name="T4">)NOTNULL,</text:span></text:p>
      <text:p text:style-name="P4"><text:s text:c="8"/><text:span text:style-name="T9">[description][text]</text:span><text:span text:style-name="T4">NOTNULL,</text:span></text:p>
      <text:p text:style-name="P4"><text:s text:c="8"/><text:span text:style-name="T9">[price][float]</text:span><text:span text:style-name="T4">NOTNULL,</text:span></text:p>
      <text:p text:style-name="P4"><text:s text:c="8"/><text:span text:style-name="T9">[discount][float]</text:span><text:span text:style-name="T4">NOTNULL,</text:span></text:p>
      <text:p text:style-name="P4"><text:s text:c="8"/><text:span text:style-name="T9">[image][varbinary]</text:span><text:span text:style-name="T4">(</text:span><text:span text:style-name="T8">max</text:span><text:span text:style-name="T4">)NULL,</text:span></text:p>
      <text:p text:style-name="P4"><text:s text:c="8"/><text:span text:style-name="T9">[disp][varchar]</text:span><text:span text:style-name="T4">(</text:span><text:span text:style-name="T6">10</text:span><text:span text:style-name="T4">)NOTNULL,</text:span></text:p>
      <text:p text:style-name="P2"><text:span text:style-name="T1">CONSTRAINT</text:span>[PK_Product]<text:span text:style-name="T1">PRIMARYKEYCLUSTERED</text:span></text:p>
      <text:p text:style-name="P5">(</text:p>
      <text:p text:style-name="P4"><text:s text:c="8"/><text:span text:style-name="T9">[ProductId]</text:span><text:span text:style-name="T2">ASC</text:span></text:p>
      <text:p text:style-name="P5">)</text:p>
      <text:p text:style-name="P8"><text:span text:style-name="T4">)</text:span></text:p>
      <text:p text:style-name="P2"><text:span text:style-name="T1">CREATETABLE</text:span>[dbo]<text:span text:style-name="T3">.</text:span>[Order]<text:span text:style-name="T3">(</text:span></text:p>
      <text:p text:style-name="P4"><text:s text:c="8"/><text:span text:style-name="T9">[OrderId][int]</text:span><text:span text:style-name="T2">IDENTITY</text:span><text:span text:style-name="T4">(</text:span><text:span text:style-name="T6">1</text:span><text:span text:style-name="T4">,</text:span><text:span text:style-name="T6">1</text:span><text:span text:style-name="T4">)NOTNULL,</text:span></text:p>
      <text:p text:style-name="P4"><text:s text:c="8"/><text:span text:style-name="T9">[UserId][int]</text:span><text:span text:style-name="T4">NOTNULL,</text:span></text:p>
      <text:p text:style-name="P4"><text:s text:c="8"/><text:span text:style-name="T9">[data][date]</text:span><text:span text:style-name="T4">NOTNULL,</text:span></text:p>
      <text:p text:style-name="P4"><text:s text:c="8"/><text:span text:style-name="T9">[totalPrice][float]</text:span><text:span text:style-name="T4">NOTNULL,</text:span></text:p>
      <text:p text:style-name="P4"><text:s text:c="8"/><text:span text:style-name="T9">[state][varchar]</text:span><text:span text:style-name="T4">(</text:span><text:span text:style-name="T6">10</text:span><text:span text:style-name="T4">),</text:span></text:p>
      <text:p text:style-name="P2"><text:span text:style-name="T1">CONSTRAINT</text:span>[PK_Order]<text:span text:style-name="T1">PRIMARYKEYCLUSTERED</text:span></text:p>
      <text:p text:style-name="P5">(</text:p>
      <text:p text:style-name="P4"><text:s text:c="8"/><text:span text:style-name="T9">[OrderId]</text:span><text:span text:style-name="T2">ASC</text:span></text:p>
      <text:p text:style-name="P5">)</text:p>
      <text:p text:style-name="P8"><text:span text:style-name="T4">)</text:span></text:p>
      <text:p text:style-name="P2"><text:span text:style-name="T1">CREATETABLE</text:span>[dbo]<text:span text:style-name="T3">.</text:span>[User]<text:span text:style-name="T3">(</text:span></text:p>
      <text:p text:style-name="P2">[UserId][int]<text:span text:style-name="T1">IDENTITY</text:span><text:span text:style-name="T3">(</text:span><text:span text:style-name="T5">1</text:span><text:span text:style-name="T3">,</text:span><text:span text:style-name="T5">1</text:span><text:span text:style-name="T3">)NOTNULL,</text:span></text:p>
      <text:p text:style-name="P2">[email][varchar]<text:span text:style-name="T3">(</text:span><text:span text:style-name="T5">50</text:span><text:span text:style-name="T3">)NOTNULL</text:span><text:span text:style-name="T1">UNIQUE</text:span><text:span text:style-name="T3">,</text:span></text:p>
      <text:p text:style-name="P2">[password][varchar]<text:span text:style-name="T3">(</text:span><text:span text:style-name="T5">50</text:span><text:span text:style-name="T3">)NOTNULL,</text:span></text:p>
      <text:p text:style-name="P2">[role][varchar]<text:span text:style-name="T3">(</text:span><text:span text:style-name="T5">10</text:span><text:span text:style-name="T3">)NULL,</text:span></text:p>
      <text:p text:style-name="P4"><text:s/></text:p>
      <text:p text:style-name="P2"><text:span text:style-name="T1">CONSTRAINT</text:span>[PK_User]<text:span text:style-name="T1">PRIMARYKEYCLUSTERED</text:span></text:p>
      <text:p text:style-name="P5">(</text:p>
      <text:p text:style-name="P2">[UserId]<text:span text:style-name="T1">ASC</text:span></text:p>
      <text:p text:style-name="P5">)</text:p>
      <text:p text:style-name="P7">)</text:p>
      <text:p text:style-name="Text_20_body"/>
      <text:p text:style-name="P2"><text:span text:style-name="T1">ALTERTABLE</text:span>[dbo]<text:span text:style-name="T3">.</text:span>[OrderProduct]<text:span text:style-name="T1">WITHCHECKADDCONSTRAINT</text:span>[FK_OrderProduct_Order]<text:span text:style-name="T1">FOREIGNKEY</text:span><text:span text:style-name="T3">(</text:span>[OrderId]<text:span text:style-name="T3">)</text:span></text:p>
      <text:p text:style-name="P2"><text:span text:style-name="T1">REFERENCES</text:span>[dbo]<text:span text:style-name="T3">.</text:span>[Order]<text:span text:style-name="T3">(</text:span>[OrderId]<text:span text:style-name="T3">)</text:span></text:p>
      <text:p text:style-name="P6">GO</text:p>
      <text:p text:style-name="P4"><text:s/></text:p>
      <text:p text:style-name="P2"><text:span text:style-name="T1">ALTERTABLE</text:span>[dbo]<text:span text:style-name="T3">.</text:span>[OrderProduct]<text:span text:style-name="T1">CHECKCONSTRAINT</text:span>[FK_OrderProduct_Order]</text:p>
      <text:p text:style-name="P6">GO</text:p>
      <text:p text:style-name="P4"><text:s/></text:p>
      <text:p text:style-name="P2"><text:soft-page-break/><text:span text:style-name="T1">ALTERTABLE</text:span>[dbo]<text:span text:style-name="T3">.</text:span>[OrderProduct]<text:span text:style-name="T1">WITHCHECKADDCONSTRAINT</text:span>[FK_OrderProduct_Product]<text:span text:style-name="T1">FOREIGNKEY</text:span><text:span text:style-name="T3">(</text:span>[ProductId]<text:span text:style-name="T3">)</text:span></text:p>
      <text:p text:style-name="P2"><text:span text:style-name="T1">REFERENCES</text:span>[dbo]<text:span text:style-name="T3">.</text:span>[Product]<text:span text:style-name="T3">(</text:span>[ProductId]<text:span text:style-name="T3">)</text:span></text:p>
      <text:p text:style-name="P6">GO</text:p>
      <text:p text:style-name="P4"><text:s/></text:p>
      <text:p text:style-name="P2"><text:span text:style-name="T1">ALTERTABLE</text:span>[dbo]<text:span text:style-name="T3">.</text:span>[OrderProduct]<text:span text:style-name="T1">CHECKCONSTRAINT</text:span>[FK_OrderProduct_Product]</text:p>
      <text:p text:style-name="P9">GO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6:22:42.657000000</meta:creation-date>
    <dc:date>2018-03-18T16:58:27.273000000</dc:date>
    <meta:editing-duration>PT25M33S</meta:editing-duration>
    <meta:editing-cycles>5</meta:editing-cycles>
    <meta:generator>LibreOffice/5.2.3.3$Windows_x86 LibreOffice_project/d54a8868f08a7b39642414cf2c8ef2f228f780cf</meta:generator>
    <meta:document-statistic meta:table-count="0" meta:image-count="0" meta:object-count="0" meta:page-count="2" meta:paragraph-count="58" meta:word-count="54" meta:character-count="1429" meta:non-whitespace-character-count="1273"/>
  </office:meta>
</office:document-meta>
</file>